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8234f" officeooo:paragraph-rsid="0008234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8234f" officeooo:paragraph-rsid="0008234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style:text-position="0% 100%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normal" officeooo:rsid="000aec8b" officeooo:paragraph-rsid="000aec8b" style:font-weight-asian="normal" style:font-weight-complex="normal"/>
    </style:style>
    <style:style style:name="P10" style:family="paragraph" style:parent-style-name="Text_20_body">
      <style:text-properties officeooo:rsid="000aec8b" officeooo:paragraph-rsid="000aec8b"/>
    </style:style>
    <style:style style:name="P11" style:family="paragraph" style:parent-style-name="Text_20_body">
      <style:paragraph-properties fo:text-align="center" style:justify-single-word="false"/>
      <style:text-properties officeooo:rsid="000c0f9a" officeooo:paragraph-rsid="000c0f9a"/>
    </style:style>
    <style:style style:name="P12" style:family="paragraph" style:parent-style-name="Text_20_body">
      <style:text-properties officeooo:rsid="000e9fe4" officeooo:paragraph-rsid="000e9fe4"/>
    </style:style>
    <style:style style:name="P13" style:family="paragraph" style:parent-style-name="Text_20_body">
      <style:paragraph-properties fo:text-align="center" style:justify-single-word="false"/>
      <style:text-properties fo:font-size="24pt" fo:font-weight="bold" officeooo:rsid="000e9fe4" officeooo:paragraph-rsid="000e9fe4" style:font-size-asian="24pt" style:font-weight-asian="bold" style:font-size-complex="24pt" style:font-weight-complex="bold"/>
    </style:style>
    <style:style style:name="P14" style:family="paragraph" style:parent-style-name="Text_20_body">
      <style:text-properties officeooo:paragraph-rsid="000e9fe4"/>
    </style:style>
    <style:style style:name="P15" style:family="paragraph" style:parent-style-name="Standard">
      <style:paragraph-properties fo:text-align="start" style:justify-single-word="false" fo:break-before="page"/>
      <style:text-properties style:text-position="0% 100%" fo:font-weight="bold" officeooo:rsid="000aec8b" officeooo:paragraph-rsid="000aec8b" style:font-weight-asian="bold" style:font-weight-complex="bold"/>
    </style:style>
    <style:style style:name="P16" style:family="paragraph" style:parent-style-name="Text_20_body">
      <style:paragraph-properties fo:break-before="page"/>
      <style:text-properties fo:font-weight="bold" officeooo:rsid="000e9fe4" officeooo:paragraph-rsid="000e9fe4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position="0% 100%" fo:font-weight="normal" officeooo:rsid="000aec8b" officeooo:paragraph-rsid="000aec8b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position="0% 100%" fo:font-weight="normal" officeooo:rsid="000aec8b" officeooo:paragraph-rsid="000aec8b" style:font-weight-asian="normal" style:font-weight-complex="normal"/>
    </style:style>
    <style:style style:name="P20" style:family="paragraph" style:parent-style-name="Text_20_body" style:list-style-name="L4">
      <style:text-properties officeooo:rsid="000aec8b" officeooo:paragraph-rsid="000aec8b"/>
    </style:style>
    <style:style style:name="P21" style:family="paragraph" style:parent-style-name="Text_20_body" style:list-style-name="L4">
      <style:text-properties officeooo:rsid="000c0f9a" officeooo:paragraph-rsid="000c0f9a"/>
    </style:style>
    <style:style style:name="P22" style:family="paragraph" style:parent-style-name="Text_20_body">
      <style:text-properties fo:font-weight="bold" officeooo:rsid="000e9fe4" officeooo:paragraph-rsid="000e9fe4" style:font-weight-asian="bold" style:font-weight-complex="bold"/>
    </style:style>
    <style:style style:name="P23" style:family="paragraph" style:parent-style-name="Text_20_body">
      <style:text-properties officeooo:paragraph-rsid="000e9fe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a82a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M-AI-AN</text:p>
      <text:p text:style-name="P1"/>
      <text:p text:style-name="P2">Information</text:p>
      <text:p text:style-name="P5">M-AI-AN is an AI system which can be used to identify Mayan glyphs. </text:p>
      <text:p text:style-name="P7"><text:span text:style-name="T1">It is trained on glyphs from </text:span>The Mayan Epigraphic Database<text:span text:style-name="T2">1</text:span><text:span text:style-name="T3">. </text:span></text:p>
      <text:p text:style-name="P4"/>
      <text:p text:style-name="P4"/>
      <text:p text:style-name="P2">Rationale</text:p>
      <text:p text:style-name="P2"/>
      <text:p text:style-name="P6">M-AI-AN is a Combination of CNN and RNN neural networks, chained together, to provide an English translation of </text:p>
      <text:p text:style-name="P6"/>
      <text:p text:style-name="P3">Methodology:</text:p>
      <text:p text:style-name="P6"/>
      <text:p text:style-name="P6">M-AI-AN is to be trained to do the following:</text:p>
      <text:p text:style-name="P6"/>
      <text:p text:style-name="P6">1. Identify the sequence of glyphs in a writing block <text:span text:style-name="T4">[CNN]</text:span></text:p>
      <text:p text:style-name="P6">2. Identify each glyph with affixes <text:span text:style-name="T4">within the block [CNN]</text:span></text:p>
      <text:p text:style-name="P6">3. Translate the resulting text into English <text:span text:style-name="T4">[RNN]</text:span></text:p>
      <text:p text:style-name="P2"/>
      <text:p text:style-name="P5">The main training regimen is as follows:</text:p>
      <text:list xml:id="list3725220757" text:style-name="L1">
        <text:list-item>
          <text:p text:style-name="P17">Main glyphs</text:p>
        </text:list-item>
        <text:list-item>
          <text:p text:style-name="P17">Affixes</text:p>
        </text:list-item>
        <text:list-item>
          <text:p text:style-name="P17">Face glyphs</text:p>
        </text:list-item>
      </text:list>
      <text:p text:style-name="P5"/>
      <text:p text:style-name="P4"/>
      <text:p text:style-name="P1">References</text:p>
      <text:p text:style-name="P4"><text:span text:style-name="T2">1 <text:s/></text:span><text:a xlink:type="simple" xlink:href="http://www2.iath.virginia.edu/med/index.html" text:style-name="Internet_20_link" text:visited-style-name="Visited_20_Internet_20_Link"><text:span text:style-name="T3">http://www2.iath.virginia.edu/med/index.html</text:span></text:a></text:p>
      <text:p text:style-name="P8"/>
      <text:p text:style-name="P8"/>
      <text:p text:style-name="P8"/>
      <text:p text:style-name="P15">Current Progress:</text:p>
      <text:p text:style-name="P9"/>
      <text:p text:style-name="P9">Main Glyph Identifier:</text:p>
      <text:p text:style-name="P9"/>
      <text:p text:style-name="P9">1. Data Formatter [COMPLETED]</text:p>
      <text:list xml:id="list4095187223" text:style-name="L2">
        <text:list-item>
          <text:p text:style-name="P18">Using Mayan Epigraphic Database to create test data for the convolutional network</text:p>
          <text:list>
            <text:list-item>
              <text:p text:style-name="P18">Lack of large scale “real world” data</text:p>
            </text:list-item>
            <text:list-item>
              <text:p text:style-name="P18">Work around by using graphical representation of glyphs with edits </text:p>
              <text:list>
                <text:list-item>
                  <text:p text:style-name="P18">Performs mild translations and rotations to provide input data relevant to input photographs</text:p>
                </text:list-item>
              </text:list>
            </text:list-item>
          </text:list>
        </text:list-item>
        <text:list-item>
          <text:p text:style-name="P18">Creates a specified number of training samples based on specific glyph indicies.</text:p>
        </text:list-item>
      </text:list>
      <text:p text:style-name="P9">2. M-AI-AN Classifier [COMPLETED]</text:p>
      <text:list xml:id="list3394218472" text:style-name="L3">
        <text:list-item>
          <text:p text:style-name="P19">Train model on training and test data</text:p>
          <text:list>
            <text:list-item>
              <text:p text:style-name="P19">Split data into subgroups for training and testing</text:p>
            </text:list-item>
            <text:list-item>
              <text:p text:style-name="P19">Train for finite number of epochs</text:p>
            </text:list-item>
          </text:list>
        </text:list-item>
        <text:list-item>
          <text:p text:style-name="P19">Test multiple convolutional network designs</text:p>
          <text:list>
            <text:list-item>
              <text:p text:style-name="P19">Tested 16 separate designs</text:p>
            </text:list-item>
            <text:list-item>
              <text:p text:style-name="P19">Kept accuracy logs for each design with log of changes made and relevant calculations for the design of the next</text:p>
            </text:list-item>
          </text:list>
        </text:list-item>
        <text:list-item>
          <text:p text:style-name="P19">Implemented testing data image identification</text:p>
        </text:list-item>
        <text:list-item>
          <text:p text:style-name="P19">Implemented custom image data identification</text:p>
          <text:list>
            <text:list-item>
              <text:p text:style-name="P19">Uses Pillow library to modify image to similar black and white “graphic” style as training data</text:p>
            </text:list-item>
            <text:list-item>
              <text:p text:style-name="P19">Feeds into network to produce output glyph index</text:p>
            </text:list-item>
          </text:list>
        </text:list-item>
      </text:list>
      <text:p text:style-name="P9"/>
      <text:p text:style-name="Horizontal_20_Line"/>
      <text:p text:style-name="P10">Future Progress:</text:p>
      <text:list xml:id="list1388157633" text:style-name="L4">
        <text:list-item>
          <text:p text:style-name="P20">Usage of multi-head convolutional model to decypher entire Mayan glyphs:</text:p>
          <text:list>
            <text:list-item>
              <text:p text:style-name="P20">Glyphs can have up to six different parts</text:p>
            </text:list-item>
            <text:list-item>
              <text:p text:style-name="P20">At least six different heads to be created</text:p>
              <text:list>
                <text:list-item>
                  <text:p text:style-name="P20">Potential to double up heads for most common patterns (ie. 3 seperate affix/main combinations)</text:p>
                </text:list-item>
              </text:list>
            </text:list-item>
          </text:list>
        </text:list-item>
        <text:list-item>
          <text:p text:style-name="P21">Place on to GitHub for public viewing</text:p>
        </text:list-item>
      </text:list>
      <text:p text:style-name="P11"/>
      <text:p text:style-name="P11"/>
      <text:p text:style-name="P11"/>
      <text:p text:style-name="P11"/>
      <text:p text:style-name="P13">CODE BELOW</text:p>
      <text:p text:style-name="P16">FILENAME: M-AI-ANclassifier15.py</text:p>
      <text:p text:style-name="P12">#M-AI-AN Main Program</text:p>
      <text:p text:style-name="P12">#Used to train M-AI-AN</text:p>
      <text:p text:style-name="P12">#Used to classify images presented to M-AI-AN</text:p>
      <text:p text:style-name="P12"/>
      <text:p text:style-name="P12">#Imports</text:p>
      <text:p text:style-name="P12">import torch</text:p>
      <text:p text:style-name="P12">import torch.nn as nn</text:p>
      <text:p text:style-name="P12">import torch.nn.functional as F</text:p>
      <text:p text:style-name="P12">from torch.utils.data import DataLoader</text:p>
      <text:p text:style-name="P12">from torchvision import datasets, transforms, models # add models to the list</text:p>
      <text:p text:style-name="P12">from torchvision.utils import make_grid</text:p>
      <text:p text:style-name="P12">from PIL import Image, ImageOps</text:p>
      <text:p text:style-name="P12"/>
      <text:p text:style-name="P12">import os</text:p>
      <text:p text:style-name="P12">import datetime</text:p>
      <text:p text:style-name="P12">import GlyLib as GL</text:p>
      <text:p text:style-name="P12"/>
      <text:p text:style-name="P12">import numpy as np</text:p>
      <text:p text:style-name="P12">import pandas as pd</text:p>
      <text:p text:style-name="P12"/>
      <text:p text:style-name="P12">root = os.getcwd()</text:p>
      <text:p text:style-name="P12"/>
      <text:p text:style-name="P12">print("\n")</text:p>
      <text:p text:style-name="P12">print("---------------------------------------")</text:p>
      <text:p text:style-name="P12">print("@@@ <text:s text:c="5"/>M-AI-AN Classifier 15 <text:s text:c="5"/>@@@")</text:p>
      <text:p text:style-name="P12">print("---------------------------------------")</text:p>
      <text:p text:style-name="P12"/>
      <text:p text:style-name="P12">set = 0</text:p>
      <text:p text:style-name="P12">while set == 0:</text:p>
      <text:p text:style-name="P12"/>
      <text:p text:style-name="P12"><text:s text:c="4"/>print("Please choose from the following options:")</text:p>
      <text:p text:style-name="P12"><text:s text:c="4"/>print("1 - Model Training")</text:p>
      <text:p text:style-name="P12"><text:s text:c="4"/>print("2 - Image Classification")</text:p>
      <text:p text:style-name="P12"><text:soft-page-break/><text:s text:c="4"/>print("3 - Model Details")</text:p>
      <text:p text:style-name="P12"><text:s text:c="4"/>print("X - Exit")</text:p>
      <text:p text:style-name="P12"><text:s text:c="4"/>choice = input()</text:p>
      <text:p text:style-name="P12"><text:s text:c="4"/></text:p>
      <text:p text:style-name="P12"><text:s text:c="4"/>#Model Definition</text:p>
      <text:p text:style-name="P12"><text:s text:c="4"/>class ConvolutionalNetwork(nn.Module):</text:p>
      <text:p text:style-name="P12"><text:s text:c="8"/>def __init__(self):</text:p>
      <text:p text:style-name="P12"><text:s text:c="12"/>super().__init__()</text:p>
      <text:p text:style-name="P12"><text:s text:c="12"/>self.conv1 = nn.Conv2d(3, 6, 3, 1)</text:p>
      <text:p text:style-name="P12"><text:s text:c="12"/>self.conv2 = nn.Conv2d(6, 16, 2, 1)</text:p>
      <text:p text:style-name="P12"><text:s text:c="12"/>self.fc1 = nn.Linear(47*47*16, 360)</text:p>
      <text:p text:style-name="P12"><text:s text:c="12"/>self.fc2 = nn.Linear(360, 120)</text:p>
      <text:p text:style-name="P12"><text:s text:c="12"/>self.fc3 = nn.Linear(120, 1138)</text:p>
      <text:p text:style-name="P12"/>
      <text:p text:style-name="P12"><text:s text:c="8"/>def forward(self, X):</text:p>
      <text:p text:style-name="P12"><text:s text:c="12"/>#Define dropout</text:p>
      <text:p text:style-name="P12"><text:s text:c="12"/>gendropout = nn.Dropout(p=0.1)</text:p>
      <text:p text:style-name="P12"><text:s text:c="12"/>detdropout = nn.Dropout(p=0.2)</text:p>
      <text:p text:style-name="P12"><text:s text:c="12"/></text:p>
      <text:p text:style-name="P12"><text:s text:c="12"/>X = F.relu(self.conv1(X))</text:p>
      <text:p text:style-name="P12"><text:s text:c="12"/>X = F.avg_pool2d(X, 2, 2)</text:p>
      <text:p text:style-name="P12"><text:s text:c="12"/>X = gendropout(X)</text:p>
      <text:p text:style-name="P12"><text:s text:c="12"/>X = F.relu(self.conv2(X))</text:p>
      <text:p text:style-name="P12"><text:s text:c="12"/>X = F.avg_pool2d(X, 2, 2)</text:p>
      <text:p text:style-name="P12"><text:s text:c="12"/>X = detdropout(X)</text:p>
      <text:p text:style-name="P12"><text:s text:c="12"/>X = X.view(-1, 47*47*16)</text:p>
      <text:p text:style-name="P12"><text:s text:c="12"/>X = F.relu(self.fc1(X))</text:p>
      <text:p text:style-name="P12"><text:s text:c="12"/>X = F.relu(self.fc2(X))</text:p>
      <text:p text:style-name="P12"><text:s text:c="12"/>X = self.fc3(X)</text:p>
      <text:p text:style-name="P12"><text:s text:c="12"/>return F.log_softmax(X, dim=1)</text:p>
      <text:p text:style-name="P12"/>
      <text:p text:style-name="P12"><text:s text:c="4"/>MAiAn = ConvolutionalNetwork()</text:p>
      <text:p text:style-name="P12"><text:s text:c="4"/>MAiAn</text:p>
      <text:p text:style-name="P12"><text:s text:c="4"/></text:p>
      <text:p text:style-name="P12"><text:soft-page-break/><text:s text:c="4"/>if choice == "1":</text:p>
      <text:p text:style-name="P12"><text:s text:c="8"/>print("-@-----------------------------------@-")</text:p>
      <text:p text:style-name="P12"><text:s text:c="8"/>print("Please name model export:")</text:p>
      <text:p text:style-name="P12"><text:s text:c="8"/>modelname = input()</text:p>
      <text:p text:style-name="P12"><text:s text:c="8"/></text:p>
      <text:p text:style-name="P12"><text:s text:c="8"/>#Loss and optimization</text:p>
      <text:p text:style-name="P12"><text:s text:c="8"/>criterion = nn.CrossEntropyLoss()</text:p>
      <text:p text:style-name="P12"><text:s text:c="8"/>optimizer = torch.optim.Adam(MAiAn.parameters(), lr=0.001)</text:p>
      <text:p text:style-name="P12"><text:s text:c="8"/>scheduler = torch.optim.lr_scheduler.StepLR(optimizer, step_size=1, gamma=0.5)</text:p>
      <text:p text:style-name="P12"/>
      <text:p text:style-name="P12"/>
      <text:p text:style-name="P12"><text:s text:c="8"/>#Training Code</text:p>
      <text:p text:style-name="P12"><text:s text:c="8"/>#----------------------------------------------</text:p>
      <text:p text:style-name="P12"><text:s text:c="8"/>#Data Import</text:p>
      <text:p text:style-name="P12"><text:s text:c="8"/>#Tensorize code</text:p>
      <text:p text:style-name="P12"><text:s text:c="8"/>tensorize = transforms.Compose([</text:p>
      <text:p text:style-name="P12"><text:s text:c="20"/>transforms.ToTensor()</text:p>
      <text:p text:style-name="P12"><text:s text:c="16"/>])</text:p>
      <text:p text:style-name="P12"/>
      <text:p text:style-name="P12"><text:s text:c="8"/>#import data</text:p>
      <text:p text:style-name="P12"><text:s text:c="8"/>train_data = datasets.ImageFolder(root + '\\TestData\\train', transform = tensorize)</text:p>
      <text:p text:style-name="P12"><text:s text:c="8"/>test_data = datasets.ImageFolder(root + '\\TestData\\test', transform = tensorize)</text:p>
      <text:p text:style-name="P12"/>
      <text:p text:style-name="P12"><text:s text:c="8"/>#Define classes</text:p>
      <text:p text:style-name="P12"><text:s text:c="8"/>class_names = test_data.classes</text:p>
      <text:p text:style-name="P12"/>
      <text:p text:style-name="P12"><text:s text:c="8"/>#Define loaders</text:p>
      <text:p text:style-name="P12"><text:s text:c="8"/>train_loader = DataLoader(train_data, batch_size=2, shuffle=True)</text:p>
      <text:p text:style-name="P12"><text:s text:c="8"/>test_loader = DataLoader(test_data, batch_size=2, shuffle=False)</text:p>
      <text:p text:style-name="P12"/>
      <text:p text:style-name="P12"><text:s text:c="8"/>#Time stamp code</text:p>
      <text:p text:style-name="P12"><text:s text:c="8"/>import time</text:p>
      <text:p text:style-name="P12"><text:s text:c="8"/>start_time = time.time()</text:p>
      <text:p text:style-name="P12"/>
      <text:p text:style-name="P12"><text:soft-page-break/><text:s text:c="8"/>#Training settings and variables</text:p>
      <text:p text:style-name="P12"><text:s text:c="8"/>epochs = 5</text:p>
      <text:p text:style-name="P12"><text:s text:c="8"/>train_losses = []</text:p>
      <text:p text:style-name="P12"><text:s text:c="8"/>test_losses = []</text:p>
      <text:p text:style-name="P12"><text:s text:c="8"/>train_correct = []</text:p>
      <text:p text:style-name="P12"><text:s text:c="8"/>test_correct = []</text:p>
      <text:p text:style-name="P12"/>
      <text:p text:style-name="P12"><text:s text:c="8"/>#Logging code</text:p>
      <text:p text:style-name="P12"><text:s text:c="8"/>traininglog = open('TrainingLog.csv','w')</text:p>
      <text:p text:style-name="P12"><text:s text:c="8"/>epoch_list = []</text:p>
      <text:p text:style-name="P12"><text:s text:c="8"/>batch_list = []</text:p>
      <text:p text:style-name="P12"><text:s text:c="8"/>loss_list = []</text:p>
      <text:p text:style-name="P12"><text:s text:c="8"/>accuracy_list = []</text:p>
      <text:p text:style-name="P12"/>
      <text:p text:style-name="P12"><text:s text:c="8"/>for i in range(epochs):</text:p>
      <text:p text:style-name="P12"><text:s text:c="12"/>trn_corr = 0</text:p>
      <text:p text:style-name="P12"><text:s text:c="12"/>tst_corr = 0</text:p>
      <text:p text:style-name="P12"><text:s text:c="12"/></text:p>
      <text:p text:style-name="P12"><text:s text:c="12"/>##DEBUGGING CODE</text:p>
      <text:p text:style-name="P12"><text:s text:c="12"/># Run the training batches</text:p>
      <text:p text:style-name="P12"><text:s text:c="12"/>for b, (X_train, y_train) in enumerate(train_loader):</text:p>
      <text:p text:style-name="P12"><text:s text:c="16"/>b+=1</text:p>
      <text:p text:style-name="P12"><text:s text:c="16"/></text:p>
      <text:p text:style-name="P12"><text:s text:c="16"/># Apply the model</text:p>
      <text:p text:style-name="P12"><text:s text:c="16"/>y_pred = MAiAn(X_train) <text:s/># we don't flatten X-train here</text:p>
      <text:p text:style-name="P12"><text:s text:c="16"/>loss = criterion(y_pred, y_train)</text:p>
      <text:p text:style-name="P12"><text:s text:c="9"/></text:p>
      <text:p text:style-name="P12"><text:s text:c="16"/># Tally the number of correct predictions</text:p>
      <text:p text:style-name="P12"><text:s text:c="16"/>predicted = torch.max(y_pred.data, 1)[1]</text:p>
      <text:p text:style-name="P12"><text:s text:c="16"/>batch_corr = (predicted == y_train).sum()</text:p>
      <text:p text:style-name="P12"><text:s text:c="16"/>trn_corr += batch_corr</text:p>
      <text:p text:style-name="P12"><text:s text:c="16"/></text:p>
      <text:p text:style-name="P12"><text:s text:c="16"/># Update parameters</text:p>
      <text:p text:style-name="P12"><text:s text:c="16"/>optimizer.zero_grad()</text:p>
      <text:p text:style-name="P12"><text:soft-page-break/><text:s text:c="16"/>loss.backward()</text:p>
      <text:p text:style-name="P12"><text:s text:c="16"/>optimizer.step()</text:p>
      <text:p text:style-name="P12"><text:s text:c="16"/></text:p>
      <text:p text:style-name="P12"><text:s text:c="16"/># Print interim results</text:p>
      <text:p text:style-name="P12"><text:s text:c="16"/>if b%200 == 0:</text:p>
      <text:p text:style-name="P12"><text:s text:c="20"/>curr_lr = optimizer.param_groups[0]['lr']</text:p>
      <text:p text:style-name="P12"><text:s text:c="20"/>print(f'Time: {datetime.datetime.now().strftime("%H:%M:%S")} <text:s/>epoch: {i:2} <text:s/>batch: {b:4} [{2*b:6}/{str(len(train_data))}] <text:s/>loss: {loss.item():10.8f} <text:s/>accuracy: {trn_corr.item()*100/(10*b):7.3f}% LRate:{curr_lr}')</text:p>
      <text:p text:style-name="P12"><text:s text:c="20"/>epoch_list.append(i)</text:p>
      <text:p text:style-name="P12"><text:s text:c="20"/>batch_list.append(b)</text:p>
      <text:p text:style-name="P12"><text:s text:c="20"/>loss_list.append(loss.item())</text:p>
      <text:p text:style-name="P12"><text:s text:c="20"/>accuracy_list.append(trn_corr.item()*100/(10*b))</text:p>
      <text:p text:style-name="P12"><text:s text:c="20"/></text:p>
      <text:p text:style-name="P12"><text:s text:c="16"/></text:p>
      <text:p text:style-name="P12"><text:s text:c="12"/>train_losses.append(loss)</text:p>
      <text:p text:style-name="P12"><text:s text:c="12"/>train_correct.append(trn_corr)</text:p>
      <text:p text:style-name="P12"><text:s text:c="16"/></text:p>
      <text:p text:style-name="P12"><text:s text:c="12"/># Run the testing batches</text:p>
      <text:p text:style-name="P12"><text:s text:c="12"/>with torch.no_grad():</text:p>
      <text:p text:style-name="P12"><text:s text:c="16"/>for b, (X_test, y_test) in enumerate(test_loader):</text:p>
      <text:p text:style-name="P12"/>
      <text:p text:style-name="P12"><text:s text:c="20"/># Apply the model</text:p>
      <text:p text:style-name="P12"><text:s text:c="20"/>y_val = MAiAn(X_test)</text:p>
      <text:p text:style-name="P12"/>
      <text:p text:style-name="P12"><text:s text:c="20"/># Tally the number of correct predictions</text:p>
      <text:p text:style-name="P12"><text:s text:c="20"/>predicted = torch.max(y_val.data, 1)[1] </text:p>
      <text:p text:style-name="P12"><text:s text:c="20"/>tst_corr += (predicted == y_test).sum()</text:p>
      <text:p text:style-name="P12"><text:s text:c="20"/></text:p>
      <text:p text:style-name="P12"><text:s text:c="12"/>loss = criterion(y_val, y_test)</text:p>
      <text:p text:style-name="P12"><text:s text:c="12"/>#Scheduler Code</text:p>
      <text:p text:style-name="P12"><text:s text:c="12"/>scheduler.step()</text:p>
      <text:p text:style-name="P12"><text:s text:c="12"/></text:p>
      <text:p text:style-name="P12"><text:s text:c="12"/>test_losses.append(loss)</text:p>
      <text:p text:style-name="P12"><text:s text:c="12"/>test_correct.append(tst_corr)</text:p>
      <text:p text:style-name="P12"><text:soft-page-break/><text:s text:c="16"/></text:p>
      <text:p text:style-name="P12"><text:s text:c="8"/>print(f'\nDuration: {time.time() - start_time:.0f} seconds') # print the time elapsed <text:s text:c="2"/></text:p>
      <text:p text:style-name="P12"/>
      <text:p text:style-name="P12"><text:s text:c="8"/>#Log training results and export to file</text:p>
      <text:p text:style-name="P12"><text:s text:c="8"/>traininglog.write("Training log - " + str(start_time) + "\n")</text:p>
      <text:p text:style-name="P12"><text:s text:c="8"/>traininglog.write("Epoch" + "," + "Batch" + "," + "Loss" + "," + "Accuracy" + "\n")</text:p>
      <text:p text:style-name="P12"><text:s text:c="8"/>for pos, val in enumerate(train_losses):</text:p>
      <text:p text:style-name="P12"><text:s text:c="12"/>traininglog.write(str(epoch_list[pos]) + "," + str(batch_list[pos]) + "," + str(loss_list[pos]) + "," + str(accuracy_list[pos]) + "\n")</text:p>
      <text:p text:style-name="P12"><text:s text:c="8"/>traininglog.close() <text:s text:c="3"/></text:p>
      <text:p text:style-name="P12"><text:s text:c="12"/></text:p>
      <text:p text:style-name="P12"/>
      <text:p text:style-name="P12"><text:s text:c="8"/>### EVALUATE Test Data ###</text:p>
      <text:p text:style-name="P12"><text:s text:c="8"/># Extract the data all at once, not in batches</text:p>
      <text:p text:style-name="P12"><text:s text:c="8"/>test_load_all = DataLoader(test_data, batch_size=100, shuffle=False)</text:p>
      <text:p text:style-name="P12"/>
      <text:p text:style-name="P12"><text:s text:c="8"/>with torch.no_grad():</text:p>
      <text:p text:style-name="P12"><text:s text:c="12"/>correct = 0</text:p>
      <text:p text:style-name="P12"><text:s text:c="12"/>for X_test, y_test in test_load_all:</text:p>
      <text:p text:style-name="P12"><text:s text:c="16"/>y_val = MAiAn(X_test) <text:s/># we don't flatten the data this time</text:p>
      <text:p text:style-name="P12"><text:s text:c="16"/>predicted = torch.max(y_val,1)[1]</text:p>
      <text:p text:style-name="P12"><text:s text:c="16"/>correct += (predicted == y_test).sum()</text:p>
      <text:p text:style-name="P12"><text:s text:c="8"/>print(f'Test accuracy: {correct.item()}/{len(test_data)} = {correct.item()*100/(len(test_data)):7.3f}%')</text:p>
      <text:p text:style-name="P12"/>
      <text:p text:style-name="P12"><text:s text:c="8"/>torch.save(MAiAn.state_dict(), str(modelname) + ".pt")</text:p>
      <text:p text:style-name="P12"><text:s text:c="8"/>print("Training Complete")</text:p>
      <text:p text:style-name="P12"><text:s text:c="8"/>print("Model saved as: " +str(modelname) + ".pt" )</text:p>
      <text:p text:style-name="P12"><text:s text:c="8"/>print("\n")</text:p>
      <text:p text:style-name="P12"><text:s text:c="8"/>print("-@-----------------------------------@-")</text:p>
      <text:p text:style-name="P12"/>
      <text:p text:style-name="P12"/>
      <text:p text:style-name="P12"><text:s text:c="4"/>if choice == "2":</text:p>
      <text:p text:style-name="P12"><text:s text:c="8"/>#Image classifier</text:p>
      <text:p text:style-name="P12"><text:s text:c="8"/></text:p>
      <text:p text:style-name="P12"><text:soft-page-break/><text:s text:c="8"/>print("Select Classification Option:")</text:p>
      <text:p text:style-name="P12"><text:s text:c="8"/>print("1 - Individual Test Data Classification")</text:p>
      <text:p text:style-name="P12"><text:s text:c="8"/>print("2 - Custom Image")</text:p>
      <text:p text:style-name="P12"><text:s text:c="8"/>print("3 - Batch Testing")</text:p>
      <text:p text:style-name="P12"><text:s text:c="8"/>print("X - Back to menu")</text:p>
      <text:p text:style-name="P12"><text:s text:c="8"/>classifychoice = input()</text:p>
      <text:p text:style-name="P12"><text:s text:c="8"/></text:p>
      <text:p text:style-name="P12"><text:s text:c="8"/>#Tensorize code</text:p>
      <text:p text:style-name="P12"><text:s text:c="8"/>tensorize = transforms.Compose([</text:p>
      <text:p text:style-name="P12"><text:s text:c="24"/>transforms.ToTensor()</text:p>
      <text:p text:style-name="P12"><text:s text:c="21"/>])</text:p>
      <text:p text:style-name="P12"><text:s text:c="7"/></text:p>
      <text:p text:style-name="P12"><text:s text:c="8"/></text:p>
      <text:p text:style-name="P12"><text:s text:c="8"/>#Load Model</text:p>
      <text:p text:style-name="P12"><text:s text:c="8"/>MAiAn.load_state_dict(torch.load('M-AI-ANfull.pt'))</text:p>
      <text:p text:style-name="P12"><text:s text:c="8"/></text:p>
      <text:p text:style-name="P12"><text:s text:c="8"/>if classifychoice == "1":</text:p>
      <text:p text:style-name="P12"><text:s text:c="12"/>#Individual test classification</text:p>
      <text:p text:style-name="P12"><text:s text:c="12"/></text:p>
      <text:p text:style-name="P12"><text:s text:c="21"/></text:p>
      <text:p text:style-name="P12"><text:s text:c="12"/>#import test data</text:p>
      <text:p text:style-name="P12"><text:s text:c="12"/>test_data = datasets.ImageFolder(root + '\\TestData\\test', transform = tensorize)</text:p>
      <text:p text:style-name="P12"><text:s text:c="12"/></text:p>
      <text:p text:style-name="P12"><text:s text:c="12"/>#Define classes</text:p>
      <text:p text:style-name="P12"><text:s text:c="12"/>class_names = test_data.classes</text:p>
      <text:p text:style-name="P12"><text:s text:c="12"/></text:p>
      <text:p text:style-name="P12"><text:s text:c="12"/>looper = 0</text:p>
      <text:p text:style-name="P12"><text:s text:c="12"/>while looper == 0:</text:p>
      <text:p text:style-name="P12"><text:s text:c="16"/>print("Please type the glyph type to use: ")</text:p>
      <text:p text:style-name="P12"><text:s text:c="16"/>glyphtypeinput = input()</text:p>
      <text:p text:style-name="P12"><text:s text:c="16"/>print("Please type the glyph image to use: ")</text:p>
      <text:p text:style-name="P12"><text:s text:c="16"/>individualglyphinput = input()</text:p>
      <text:p text:style-name="P12"><text:s text:c="16"/>x = -1</text:p>
      <text:p text:style-name="P12"><text:s text:c="16"/>f = 0</text:p>
      <text:p text:style-name="P12"><text:soft-page-break/><text:s text:c="16"/>n = 0</text:p>
      <text:p text:style-name="P12"><text:s text:c="16"/></text:p>
      <text:p text:style-name="P12"><text:s text:c="16"/>for folder, subfolders, filenames in os.walk("TestData/test"):</text:p>
      <text:p text:style-name="P12"><text:s text:c="20"/>x = x + 1</text:p>
      <text:p text:style-name="P12"><text:s text:c="20"/>n = 0</text:p>
      <text:p text:style-name="P12"><text:s text:c="20"/>#print("Folder :" + str(folder))</text:p>
      <text:p text:style-name="P12"><text:s text:c="20"/># print(subfolders)</text:p>
      <text:p text:style-name="P12"><text:s text:c="20"/># print("Filenames :" + str(filenames))</text:p>
      <text:p text:style-name="P12"><text:s text:c="20"/>if folder.find(glyphtypeinput) &gt; -1:</text:p>
      <text:p text:style-name="P12"><text:s text:c="24"/>#print(folder[folder.find(glyphtypeinput):len(folder)])</text:p>
      <text:p text:style-name="P12"><text:s text:c="24"/>f = x</text:p>
      <text:p text:style-name="P12"><text:s text:c="24"/>#print(str(f))</text:p>
      <text:p text:style-name="P12"><text:s text:c="20"/>for image in filenames:</text:p>
      <text:p text:style-name="P12"><text:s text:c="24"/>n = n + 1</text:p>
      <text:p text:style-name="P12"><text:s text:c="24"/></text:p>
      <text:p text:style-name="P12"/>
      <text:p text:style-name="P12"><text:s text:c="16"/>#Define Data Loader</text:p>
      <text:p text:style-name="P12"><text:s text:c="16"/>test_loader = DataLoader(test_data, batch_size=2, shuffle=False)</text:p>
      <text:p text:style-name="P12"/>
      <text:p text:style-name="P12"><text:s text:c="16"/>#Begin Classification</text:p>
      <text:p text:style-name="P12"><text:s text:c="16"/>x = ((f - 1) * n) + int(individualglyphinput)</text:p>
      <text:p text:style-name="P12"><text:s text:c="16"/>MAiAn.eval</text:p>
      <text:p text:style-name="P12"><text:s text:c="16"/>with torch.no_grad():</text:p>
      <text:p text:style-name="P12"><text:s text:c="20"/>new_pred = MAiAn(test_data[x][0].view(1,3,195,195)).argmax()</text:p>
      <text:p text:style-name="P12"><text:s text:c="16"/>print(f'Predicted value: {new_pred.item()} {class_names[new_pred.item()]} {GL.IdToWord.get("0" + str(class_names[new_pred.item()]))}')</text:p>
      <text:p text:style-name="P12"><text:s text:c="16"/>print("\n")</text:p>
      <text:p text:style-name="P12"/>
      <text:p text:style-name="P12"><text:s text:c="12"/></text:p>
      <text:p text:style-name="P12"><text:s text:c="12"/>print("\n")</text:p>
      <text:p text:style-name="P12"><text:s text:c="12"/>print("-@-----------------------------------@-")</text:p>
      <text:p text:style-name="P12"><text:s text:c="8"/></text:p>
      <text:p text:style-name="P12"><text:s text:c="8"/>if classifychoice == "2":</text:p>
      <text:p text:style-name="P12"><text:s text:c="12"/>customchoice = input("Please give filename without extensions: ")</text:p>
      <text:p text:style-name="P12"><text:soft-page-break/><text:s text:c="12"/></text:p>
      <text:p text:style-name="P12"><text:s text:c="12"/>#Sanitizes custome image for use in classifier</text:p>
      <text:p text:style-name="P12"><text:s text:c="12"/>workimage = Image.open(root + '\\CustomImage\\ClassifyArea\\' + customchoice + '.jpg')</text:p>
      <text:p text:style-name="P12"><text:s text:c="12"/>editedimage = ImageOps.fit(workimage, [195,195],centering=(0.5, 0.5))</text:p>
      <text:p text:style-name="P12"><text:s text:c="12"/>editedimage <text:s/>= ImageOps.autocontrast(editedimage, cutoff=(0.05, 0.95), ignore = None, mask = None)</text:p>
      <text:p text:style-name="P12"><text:s text:c="12"/>print(editedimage.size)</text:p>
      <text:p text:style-name="P12"><text:s text:c="12"/>#editedimage <text:s/>= ImageOps.grayscale(editedimage)</text:p>
      <text:p text:style-name="P12"><text:s text:c="12"/></text:p>
      <text:p text:style-name="P12"><text:s text:c="12"/>CustomImage = tensorize(editedimage)</text:p>
      <text:p text:style-name="P12"><text:s text:c="12"/></text:p>
      <text:p text:style-name="P12"><text:s text:c="12"/>#import test data</text:p>
      <text:p text:style-name="P12"><text:s text:c="12"/>test_data = datasets.ImageFolder(root + '\\TestData\\test', transform = tensorize)</text:p>
      <text:p text:style-name="P12"><text:s text:c="12"/></text:p>
      <text:p text:style-name="P12"><text:s text:c="12"/>#Define classes</text:p>
      <text:p text:style-name="P12"><text:s text:c="12"/>class_names = test_data.classes</text:p>
      <text:p text:style-name="P12"><text:s text:c="12"/></text:p>
      <text:p text:style-name="P12"><text:s text:c="12"/>MAiAn.eval</text:p>
      <text:p text:style-name="P12"><text:s text:c="12"/>with torch.no_grad():</text:p>
      <text:p text:style-name="P12"><text:s text:c="16"/>new_pred = MAiAn(CustomImage.view(1,3,195,195)).argmax()</text:p>
      <text:p text:style-name="P12"><text:s text:c="12"/>print(f'Predicted value: {new_pred.item()} {class_names[new_pred.item()]} {GL.IdToWord.get("0" + str(class_names[new_pred.item()]))}')</text:p>
      <text:p text:style-name="P12"><text:s text:c="12"/>print("\n")</text:p>
      <text:p text:style-name="P12"><text:s text:c="12"/>#Print List of probabilities</text:p>
      <text:p text:style-name="P12"><text:s text:c="12"/>with torch.no_grad():</text:p>
      <text:p text:style-name="P12"><text:s text:c="16"/>new_pred = torch.argsort(MAiAn(CustomImage.view(1,3,195,195)), dim=1,descending=True)</text:p>
      <text:p text:style-name="P12"><text:s text:c="12"/>print(f'Predicted values list:')</text:p>
      <text:p text:style-name="P12"><text:s text:c="12"/>#for i in range(len(new_pred[0])):</text:p>
      <text:p text:style-name="P12"><text:s text:c="12"/>for i in range(0,15):</text:p>
      <text:p text:style-name="P12"><text:s text:c="16"/>#print(len(new_pred[0]))</text:p>
      <text:p text:style-name="P12"><text:s text:c="16"/>#print(range(len(new_pred)))</text:p>
      <text:p text:style-name="P12"><text:s text:c="16"/>print("No: " + str(new_pred[0][i].item()) + " ID: " + str(class_names[new_pred[0][i].item()]))</text:p>
      <text:p text:style-name="P12"><text:s text:c="16"/>#print(GL.IdToWord.get("0" + str(class_names[new_pred[0][i].item()])))</text:p>
      <text:p text:style-name="P12"><text:s text:c="12"/>#print(str(new_pred))</text:p>
      <text:p text:style-name="P12"><text:soft-page-break/><text:s text:c="12"/>print("\n")</text:p>
      <text:p text:style-name="P12"><text:s text:c="12"/>print("-@-----------------------------------@-")</text:p>
      <text:p text:style-name="P12"><text:s text:c="12"/></text:p>
      <text:p text:style-name="P12"><text:s text:c="12"/></text:p>
      <text:p text:style-name="P12"><text:s text:c="8"/>if classifychoice == "3": <text:s text:c="3"/></text:p>
      <text:p text:style-name="P12"><text:s text:c="12"/>#Batch Testing</text:p>
      <text:p text:style-name="P12"><text:s text:c="12"/></text:p>
      <text:p text:style-name="P12"><text:s text:c="12"/>#import data</text:p>
      <text:p text:style-name="P12"><text:s text:c="12"/>test_data = datasets.ImageFolder(root + '\\TestData\\test', transform = tensorize)</text:p>
      <text:p text:style-name="P12"><text:s text:c="12"/>#Tests against a large amount of data</text:p>
      <text:p text:style-name="P12"><text:s text:c="12"/>test_load_all = DataLoader(test_data, batch_size=100, shuffle=False) <text:s text:c="7"/></text:p>
      <text:p text:style-name="P12"><text:s text:c="12"/>#Define classes</text:p>
      <text:p text:style-name="P12"><text:s text:c="12"/>class_names = test_data.classes</text:p>
      <text:p text:style-name="P12"><text:s text:c="12"/></text:p>
      <text:p text:style-name="P12"><text:s text:c="12"/>MAiAn.eval</text:p>
      <text:p text:style-name="P12"><text:s text:c="12"/>with torch.no_grad():</text:p>
      <text:p text:style-name="P12"><text:s text:c="16"/>correct = 0</text:p>
      <text:p text:style-name="P12"><text:s text:c="16"/>for X_test, y_test in test_load_all:</text:p>
      <text:p text:style-name="P12"><text:s text:c="20"/>batch = 0</text:p>
      <text:p text:style-name="P12"><text:s text:c="20"/>end = 0</text:p>
      <text:p text:style-name="P12"><text:s text:c="20"/>for pos, val in enumerate(X_test):</text:p>
      <text:p text:style-name="P12"><text:s text:c="24"/>end = end + 1</text:p>
      <text:p text:style-name="P12"><text:s text:c="24"/>prediction = MAiAn(val.view(1,3,195,195)).argmax()</text:p>
      <text:p text:style-name="P12"><text:s text:c="24"/>if prediction.item() == y_test[pos]:</text:p>
      <text:p text:style-name="P12"><text:s text:c="28"/>batch = batch + 1</text:p>
      <text:p text:style-name="P12"><text:s text:c="20"/>print("Batch Accuracy: " + str(batch) + "/" + str(end))</text:p>
      <text:p text:style-name="P12"><text:s text:c="20"/></text:p>
      <text:p text:style-name="P12"><text:s text:c="20"/>correct = correct + batch</text:p>
      <text:p text:style-name="P12"><text:s text:c="12"/>print(f'Test accuracy: {correct}/{len(test_data)}')</text:p>
      <text:p text:style-name="P12"><text:s text:c="12"/>print("\n")</text:p>
      <text:p text:style-name="P12"><text:s text:c="12"/>print("-@-----------------------------------@-")</text:p>
      <text:p text:style-name="P12"><text:s text:c="8"/></text:p>
      <text:p text:style-name="P12"><text:s text:c="8"/>if classifychoice == "X":</text:p>
      <text:p text:style-name="P12"><text:s text:c="12"/>print("Returning to menu")</text:p>
      <text:p text:style-name="P12"><text:soft-page-break/><text:s text:c="12"/>print("\n")</text:p>
      <text:p text:style-name="P12"><text:s text:c="12"/>print("-@-----------------------------------@-")</text:p>
      <text:p text:style-name="P12"><text:s text:c="8"/></text:p>
      <text:p text:style-name="P12"><text:s text:c="4"/>if choice == "3":</text:p>
      <text:p text:style-name="P12"><text:s text:c="8"/>print(MAiAn)</text:p>
      <text:p text:style-name="P12"><text:s text:c="8"/>print("\n")</text:p>
      <text:p text:style-name="P12"><text:s text:c="8"/>print("-@-----------------------------------@-")</text:p>
      <text:p text:style-name="P12"><text:s text:c="8"/></text:p>
      <text:p text:style-name="P12"><text:s text:c="4"/>if choice == "X":</text:p>
      <text:p text:style-name="P12"><text:s text:c="8"/>set = 1</text:p>
      <text:p text:style-name="P12"/>
      <text:p text:style-name="P22"/>
      <text:p text:style-name="P14"/>
      <text:p text:style-name="P14"/>
      <text:p text:style-name="P16">FILENAME: M-AI-ANclassifier15.p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7T03:46:24.092000000</dc:date>
    <meta:generator>LibreOffice/7.0.2.2$Windows_X86_64 LibreOffice_project/8349ace3c3162073abd90d81fd06dcfb6b36b994</meta:generator>
    <meta:editing-duration>PT27M9S</meta:editing-duration>
    <meta:editing-cycles>7</meta:editing-cycles>
    <meta:document-statistic meta:table-count="0" meta:image-count="0" meta:object-count="0" meta:page-count="14" meta:paragraph-count="360" meta:word-count="1331" meta:character-count="14374" meta:non-whitespace-character-count="9744"/>
  </office:meta>
</office:document-meta>
</file>